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country="CN" style:language-asian="zh" style:country-asian="CN"/>
    </style:style>
  </office:automatic-styles>
  <office:body>
    <office:text>
      <text:p>
     This is an example of specify the country of the text, by using style:country-asian="CN" and style:language-asian="zh" togather.
   </text:p>
      <text:p text:style-name="P1">
     你好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